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CopyrightPage" style:master-page-name="OOoCopyright">
      <style:paragraph-properties style:page-number="auto"/>
    </style:style>
    <style:style style:name="P2" style:family="paragraph" style:parent-style-name="OOoProductName" style:master-page-name="OOoTitlePage">
      <style:paragraph-properties style:page-number="auto"/>
    </style:style>
    <style:style style:name="P3" style:family="paragraph" style:parent-style-name="OOoTextBody" style:master-page-name="OOoFrontMatter">
      <style:paragraph-properties style:page-number="auto"/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6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ache OpenOffice</text:p>
      <text:p text:style-name="OOoSubtitle">Version 4.1</text:p>
      <text:p text:style-name="OOoGuideName">Getting Started</text:p>
      <text:p text:style-name="OOoAuthor">AOO Documentation Team</text:p>
      <text:p text:style-name="OOoTextBody"/>
      <text:p text:style-name="OOoPageBreak"/>
      <text:p text:style-name="P1">Copyright</text:p>
      <text:p text:style-name="OOoTextBody">This document is Copyright <text:span text:style-name="T1">©</text:span> &lt;Year&gt; 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Taming Apache OpenOffice 3.4</text:span> (by Jean Hollis Weber), which was adapted from <text:span text:style-name="OOoEmphasis">Getting Started with OpenOffice.org 3.3</text:span><text:span text:style-name="OOoDefault"> (by the OOoAuthors team) with additional material adapted from </text:span><text:span text:style-name="OOoEmphasis">Getting Started with LibreOffice 3.4</text:span> (by the ODF Authors Team).</text:p>
      <text:p text:style-name="OOoCopyrightPage">Publication date and software version</text:p>
      <text:p text:style-name="OOoTextBody">Published &lt;Date&gt; 2022. Based on Apache OpenOffice 4.1.</text:p>
      <text:p text:style-name="P3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TextBody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59M58S</meta:editing-duration>
    <meta:editing-cycles>12</meta:editing-cycles>
    <meta:generator>OpenOffice/4.1.13$Win32 OpenOffice.org_project/4113m1$Build-9810</meta:generator>
    <meta:creation-date>2022-09-16T13:24:26.62</meta:creation-date>
    <meta:initial-creator>Keith McKenna</meta:initial-creator>
    <meta:keyword>Version 4.1</meta:keyword>
    <dc:subject>Apache OpenOffice® User Guides</dc:subject>
    <dc:date>2022-12-30T13:44:23.41</dc:date>
    <dc:creator>Keith McKenna</dc:creator>
    <meta:document-statistic meta:table-count="0" meta:image-count="0" meta:object-count="0" meta:page-count="3" meta:paragraph-count="17" meta:word-count="134" meta:character-count="956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2-12-16T15:45:46.86"/>
  </office:meta>
</office:document-meta>
</file>